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For this research project, Dr. Woody Sullivan and I have done an analysis of two of British astronomer William Herschel's papers written for the Philosophical Transactions of the Royal Society of London concerning what he called “star gaging”, dated 1784 and 1785. We also used data taken from the journals of Herschel's sister and assistant, Caroline Herschel. This data was taken at the same time as the data sets in the two papers, but was left unpublished until 1860. In addition to this, I've translated the data from Herschels' 1785 paper into a digital format in order to recreate his most famous cross sectional Milky Way map as well as cross sectional maps taken at arbitrary angles. I've run data analysis on individual points and created various plots to give a solid picture of what William Herschel actually looked at in his sweeps of the sky, and how he did it.</text:p>
      <text:p text:style-name="Standard"/>
      <text:p text:style-name="Standard"><text:tab/>William Herschel's gaging consisted of looking at patches of the sky using a field of view of diameter 15 arcminutes across, counting the number of stars over a number of fields, and dividing by the number of fields to get an average number of stars per region of sky. The number of fields changes from region to region, even going down to ¼ of a field for the more populated parts of the sky. Herschel then uses geometry and the assumption that all stars are the same and roughly equally distributed throughout space to find relative distances and plot out the sky. These distances, which he calls visual rays, are normalized to the distance of Sirius.</text:p>
      <text:p text:style-name="Standard"><text:tab/></text:p>
      <text:p text:style-name="Standard"><text:tab/>The entire data set is split into 3 portions: the original published data, the published data used in his Milky Way map (marked by asterisks in the original paper), and the unpublished data taken from Caroline Herschel's journals. The published set data was taken from Flamsteeds Catalog from 1690, while the unpublished data was precessed up to 1785. After removing points with missing entries, the total size of the data set is 1195 individual gages.</text:p>
      <text:p text:style-name="Standard"><text:tab/></text:p>
      <text:p text:style-name="Standard"><text:tab/>I precessed all of the data sets up to two epochs: B1950 and J2000. With the B1950 set, I could properly convert all of the data, originally given in right ascension and polar distance, into galactic coordinates. After calculating the visual ray lengths using Herschel's methods, I created 3-dimensional plots of the data in galactic coordinates and precessed equatorial coordinates, Mollweide Projection maps in galactic and equatorial, as well as histograms of visual ray lengths, field counts, star counts, and declinations.</text:p>
      <text:p text:style-name="Standard"/>
      <text:p text:style-name="Standard"><text:tab/>There are quite a few things left to do with the data, and a few of the things that I'm working on are: creating a surface plot of all of the data points, so as to eventually create a solid 3-D model of every gage William Herschel looked at; plotting the interstellar medium density on a projection map against the data to identify how extinction played a part in Herschel's observations; and matching up Hipparcos mission data against the star gages to get a better handle on which objects Herschel was looking at and how accurate his visual ray distances w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amon Sharma</text:p>
        <text:p text:style-name="MP1">Herschel's Star Gages</text:p>
        <text:p text:style-name="MP1">Progress Paper I</text:p>
        <text:p text:style-name="MP1">08/21/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mon Sharma</meta:initial-creator>
    <meta:creation-date>2013-08-21T08:34:19</meta:creation-date>
    <dc:date>2013-08-21T10:58:37</dc:date>
    <dc:creator>Ramon Sharma</dc:creator>
    <meta:editing-duration>PT00H21M21S</meta:editing-duration>
    <meta:editing-cycles>7</meta:editing-cycles>
    <meta:generator>OpenOffice.org/3.1$Unix OpenOffice.org_project/310m19$Build-9420</meta:generator>
    <meta:document-statistic meta:table-count="0" meta:image-count="0" meta:object-count="0" meta:page-count="1" meta:paragraph-count="11" meta:word-count="534" meta:character-count="3135"/>
  </office:meta>
</office:document-meta>
</file>